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5c087" officeooo:paragraph-rsid="0005c087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72e15" officeooo:paragraph-rsid="00072e15"/>
    </style:style>
    <style:style style:name="P7" style:family="paragraph" style:parent-style-name="Text_20_body">
      <style:text-properties officeooo:rsid="00072e15" officeooo:paragraph-rsid="0007590d"/>
    </style:style>
    <style:style style:name="P8" style:family="paragraph" style:parent-style-name="Text_20_body">
      <style:text-properties officeooo:rsid="0007590d" officeooo:paragraph-rsid="0007590d"/>
    </style:style>
    <style:style style:name="P9" style:family="paragraph" style:parent-style-name="Heading_20_1">
      <style:text-properties officeooo:rsid="000a218a" officeooo:paragraph-rsid="000a218a"/>
    </style:style>
    <style:style style:name="P10" style:family="paragraph" style:parent-style-name="Heading_20_3">
      <style:text-properties officeooo:paragraph-rsid="000a218a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paragraph-rsid="000a218a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paragraph-properties fo:margin-top="0cm" fo:margin-bottom="0.499cm" style:contextual-spacing="false" style:writing-mode="lr-tb"/>
    </style:style>
    <style:style style:name="P17" style:family="paragraph" style:parent-style-name="Heading_20_1">
      <style:text-properties officeooo:paragraph-rsid="000a218a"/>
    </style:style>
    <style:style style:name="P18" style:family="paragraph" style:parent-style-name="Text_20_body">
      <style:text-properties officeooo:rsid="0008ded4" officeooo:paragraph-rsid="0008ded4"/>
    </style:style>
    <style:style style:name="P19" style:family="paragraph" style:parent-style-name="Text_20_body">
      <style:text-properties officeooo:rsid="000a853a" officeooo:paragraph-rsid="000a853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7590d"/>
    </style:style>
    <style:style style:name="T3" style:family="text">
      <style:text-properties fo:font-style="italic" officeooo:rsid="0007590d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DOCUMENTACIÓN</text:p>
      <text:p text:style-name="Subtitle">MELT CUBE</text:p>
      <text:p text:style-name="P1">Basado en el juego de mesa Cube Melt de Origame.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Sumario</text:p>
          </text:index-title>
          <text:p text:style-name="P3"><text:a xlink:type="simple" xlink:href="#__RefHeading___Toc106_2040144547" text:style-name="Index_20_Link" text:visited-style-name="Index_20_Link">Reglas del juego<text:tab/>4</text:a></text:p>
          <text:p text:style-name="P3"><text:a xlink:type="simple" xlink:href="#__RefHeading___Toc108_2040144547" text:style-name="Index_20_Link" text:visited-style-name="Index_20_Link">Instalación<text:tab/>5</text:a></text:p>
          <text:p text:style-name="P4"><text:a xlink:type="simple" xlink:href="#__RefHeading___Toc442_2859420914" text:style-name="Index_20_Link" text:visited-style-name="Index_20_Link">¿Qué usar para una Web App?<text:tab/>5</text:a></text:p>
          <text:p text:style-name="P4"><text:a xlink:type="simple" xlink:href="#__RefHeading___Toc444_2859420914" text:style-name="Index_20_Link" text:visited-style-name="Index_20_Link">🧰 IDE recomendado<text:tab/>5</text:a></text:p>
          <text:p text:style-name="P4"><text:a xlink:type="simple" xlink:href="#__RefHeading___Toc446_2859420914" text:style-name="Index_20_Link" text:visited-style-name="Index_20_Link">📦 Herramientas que te instalarás después:<text:tab/>5</text:a></text:p>
          <text:p text:style-name="P4"><text:a xlink:type="simple" xlink:href="#__RefHeading___Toc448_2859420914" text:style-name="Index_20_Link" text:visited-style-name="Index_20_Link">Permitir scripts para tu usuario<text:tab/>5</text:a></text:p>
          <text:p text:style-name="P4"><text:a xlink:type="simple" xlink:href="#__RefHeading___Toc450_2859420914" text:style-name="Index_20_Link" text:visited-style-name="Index_20_Link">✅ 1. Crear el proyecto con Vite + React + TypeScript<text:tab/>5</text:a></text:p>
          <text:p text:style-name="P4"><text:a xlink:type="simple" xlink:href="#__RefHeading___Toc452_2859420914" text:style-name="Index_20_Link" text:visited-style-name="Index_20_Link">✅ 2. Instalar React Router<text:tab/>6</text:a></text:p>
          <text:p text:style-name="P4"><text:a xlink:type="simple" xlink:href="#__RefHeading___Toc454_2859420914" text:style-name="Index_20_Link" text:visited-style-name="Index_20_Link">✅ 3. Estructura básica de carpetas (dentro de src/)<text:tab/>6</text:a></text:p>
          <text:p text:style-name="P4"><text:a xlink:type="simple" xlink:href="#__RefHeading___Toc456_2859420914" text:style-name="Index_20_Link" text:visited-style-name="Index_20_Link">✅ 4. Configurar React Router (src/router.tsx)<text:tab/>6</text:a></text:p>
          <text:p text:style-name="P4"><text:a xlink:type="simple" xlink:href="#__RefHeading___Toc458_2859420914" text:style-name="Index_20_Link" text:visited-style-name="Index_20_Link">✅ 5. Conecta el router en App.tsx<text:tab/>7</text:a></text:p>
          <text:p text:style-name="P4"><text:a xlink:type="simple" xlink:href="#__RefHeading___Toc460_2859420914" text:style-name="Index_20_Link" text:visited-style-name="Index_20_Link">✅ 6. Cada pantalla con contenido temporal (src/pages/Login.tsx, etc.)<text:tab/>7</text:a></text:p>
          <text:p text:style-name="P3"><text:a xlink:type="simple" xlink:href="#__RefHeading___Toc462_2859420914" text:style-name="Index_20_Link" text:visited-style-name="Index_20_Link">Pantallas<text:tab/>8</text:a></text:p>
          <text:p text:style-name="P5"><text:a xlink:type="simple" xlink:href="#__RefHeading___Toc139_2859420914" text:style-name="Index_20_Link" text:visited-style-name="Index_20_Link">Login<text:tab/>8</text:a></text:p>
          <text:p text:style-name="P5"><text:a xlink:type="simple" xlink:href="#__RefHeading___Toc141_2859420914" text:style-name="Index_20_Link" text:visited-style-name="Index_20_Link">Menú Principal<text:tab/>8</text:a></text:p>
          <text:p text:style-name="P5"><text:a xlink:type="simple" xlink:href="#__RefHeading___Toc143_2859420914" text:style-name="Index_20_Link" text:visited-style-name="Index_20_Link">Partida Individual<text:tab/>8</text:a></text:p>
          <text:p text:style-name="P5"><text:a xlink:type="simple" xlink:href="#__RefHeading___Toc145_2859420914" text:style-name="Index_20_Link" text:visited-style-name="Index_20_Link">Partida Online<text:tab/>8</text:a></text:p>
          <text:p text:style-name="P5"><text:a xlink:type="simple" xlink:href="#__RefHeading___Toc147_2859420914" text:style-name="Index_20_Link" text:visited-style-name="Index_20_Link">Mesa de juego<text:tab/>8</text:a></text:p>
          <text:p text:style-name="P5"><text:a xlink:type="simple" xlink:href="#__RefHeading___Toc149_2859420914" text:style-name="Index_20_Link" text:visited-style-name="Index_20_Link">Estadísticas<text:tab/>8</text:a></text:p>
          <text:p text:style-name="P3"><text:a xlink:type="simple" xlink:href="#__RefHeading___Toc110_2040144547" text:style-name="Index_20_Link" text:visited-style-name="Index_20_Link">Diseño de Software<text:tab/>9</text:a></text:p>
        </text:index-body>
      </text:table-of-content>
      <text:h text:style-name="Heading_20_1" text:outline-level="1"><text:bookmark-start text:name="__RefHeading___Toc106_2040144547"/>Reglas del juego<text:bookmark-end text:name="__RefHeading___Toc106_2040144547"/></text:h>
      <text:p text:style-name="P6">Cada jugador dispone de una cartulina con 20 casillas. Dispondrá, su ficha <text:span text:style-name="T1">cubito</text:span> en la casilla 20, las fichas de <text:span text:style-name="T1">corazón</text:span> y de <text:span text:style-name="T1">estrella</text:span> en la casilla 0.</text:p>
      <text:p text:style-name="P7">Se jugará por turnos. <text:span text:style-name="T2">Se tirarán 6 dados, conformados por las siguientes caras: «corazones», «corazones», «estrellas», «estrellas», «hielo1», «hielo2».</text:span></text:p>
      <text:p text:style-name="P7">Después de la primera tirada, si el jugador lo desea, podrá volver a tirar de nuevo los dados que deseé. A partir de la segunda tirada podrá tirar de nuevo tantas veces como quiera, con la penalización de 1 deshielo por tirada.</text:p>
      <text:p text:style-name="P7">Una vez finalizada la tirada, el jugador que la realizó, si tiene una única mayoría <text:span text:style-name="T2">(por ejemplo 3 «corazones», 2 «hielo1» y 1 «hielo2»), se quedará con esa mayoría, y los jugadores sentados a su lado computarán los dados de las minorías. Si no tiene mayorías (por ejemplo 2 «corazones», 2 «estrellas», 1 «hielo1» y 1 «hielo2»), se computaría todos sus dados. La forma de computar es avanzar la ficha </text:span><text:span text:style-name="T3">corazón</text:span><text:span text:style-name="T2"> como dados «corazones», la ficha </text:span><text:span text:style-name="T3">estrella</text:span><text:span text:style-name="T2">, tantos dados como «estrellas», y la ficha hielo, retrocederá tantas casillas como dados «hielo1» y «hielo2» haya en la tirada.</text:span></text:p>
      <text:p text:style-name="P8">El juego terminará cuando un jugador alcance la casilla “0” con su ficha <text:span text:style-name="T1">hielo</text:span>, lo que significaría su deshielo. Ganará el jugador que haya conseguido avanzar más con su ficha <text:span text:style-name="T1">estrella</text:span> o su ficha <text:span text:style-name="T1">corazón</text:span>.</text:p>
      <text:h text:style-name="P9" text:outline-level="1"><text:bookmark-start text:name="__RefHeading___Toc108_2040144547"/>Instalación<text:bookmark-end text:name="__RefHeading___Toc108_2040144547"/></text:h>
      <text:h text:style-name="P10" text:outline-level="3"><text:bookmark-start text:name="__RefHeading___Toc442_2859420914"/>¿Qué usar para una Web App?<text:bookmark-end text:name="__RefHeading___Toc442_2859420914"/></text:h>
      <text:p text:style-name="Text_20_body">La opción más popular hoy en día para este enfoque es:</text:p>
      <text:p text:style-name="Text_20_body">🔹 <text:span text:style-name="Strong_20_Emphasis">React</text:span> + <text:span text:style-name="Strong_20_Emphasis">TypeScript</text:span> (opcional pero recomendado)<text:line-break/>🔹 <text:span text:style-name="Strong_20_Emphasis">Framework UI</text:span> como Tailwind CSS o ShadCN/UI (para el diseño moderno y rápido)<text:line-break/>🔹 <text:span text:style-name="Strong_20_Emphasis">Vite</text:span> o <text:span text:style-name="Strong_20_Emphasis">Next.js</text:span> como entorno de desarrollo</text:p>
      <text:p text:style-name="Horizontal_20_Line"/>
      <text:h text:style-name="Heading_20_3" text:outline-level="3"><text:bookmark-start text:name="__RefHeading___Toc444_2859420914"/>🧰 IDE recomendado<text:bookmark-end text:name="__RefHeading___Toc444_2859420914"/></text:h>
      <text:p text:style-name="Text_20_body">✅ <text:span text:style-name="Strong_20_Emphasis">Visual Studio Code (VS Code)</text:span><text:line-break/>Es el más usado para desarrollo web. Gratuito, potente y con miles de extensiones útiles.</text:p>
      <text:p text:style-name="Text_20_body">🔗 Descarga: <text:a xlink:type="simple" xlink:href="https://code.visualstudio.com/" office:target-frame-name="_new" xlink:show="replace" text:style-name="Internet_20_link" text:visited-style-name="Visited_20_Internet_20_Link">https://code.visualstudio.com/</text:a></text:p>
      <text:p text:style-name="Horizontal_20_Line"/>
      <text:h text:style-name="Heading_20_3" text:outline-level="3"><text:bookmark-start text:name="__RefHeading___Toc446_2859420914"/>📦 Herramientas que te instalarás después:<text:bookmark-end text:name="__RefHeading___Toc446_2859420914"/></text:h>
      <text:p text:style-name="Text_20_body">Cuando tengas VS Code instalado, también instalarás:</text:p>
      <text:list text:style-name="L1">
        <text:list-item>
          <text:p text:style-name="P11"><text:span text:style-name="Strong_20_Emphasis">Node.js</text:span> (para ejecutar tu entorno web local): <text:a xlink:type="simple" xlink:href="https://nodejs.org/" office:target-frame-name="_new" xlink:show="replace" text:style-name="Internet_20_link" text:visited-style-name="Visited_20_Internet_20_Link">https://nodejs.org</text:a></text:p>
        </text:list-item>
        <text:list-item>
          <text:p text:style-name="P11"><text:span text:style-name="Strong_20_Emphasis">Vite</text:span> o <text:span text:style-name="Strong_20_Emphasis">Create React App</text:span> (para iniciar tu proyecto)</text:p>
        </text:list-item>
      </text:list>
      <text:p text:style-name="P12"/>
      <text:h text:style-name="P10" text:outline-level="3"><text:bookmark-start text:name="__RefHeading___Toc448_2859420914"/>Permitir scripts para tu usuario<text:bookmark-end text:name="__RefHeading___Toc448_2859420914"/></text:h>
      <text:p text:style-name="Text_20_body">Abre PowerShell como Administrador y ejecuta:</text:p>
      <text:p text:style-name="Preformatted_20_Text">powershell</text:p>
      <text:p text:style-name="Preformatted_20_Text">CopiarEditar</text:p>
      <text:p text:style-name="P13"><text:span text:style-name="Source_20_Text">Set-ExecutionPolicy -Scope CurrentUser -ExecutionPolicy RemoteSigned</text:span></text:p>
      <text:p text:style-name="Text_20_body">Esto permitirá ejecutar scripts que hayas creado tú (como los de npm) y firmados si vienen de fuera. Es seguro para desarrollo.</text:p>
      <text:p text:style-name="Text_20_body">Luego cierra PowerShell y vuelve a abrirla, o simplemente usa una nueva terminal (como la integrada en Visual Studio Code).</text:p>
      <text:p text:style-name="P12"/>
      <text:h text:style-name="P10" text:outline-level="3"><text:bookmark-start text:name="__RefHeading___Toc450_2859420914"/>✅ 1. Crear el proyecto con Vite + React + TypeScript<text:bookmark-end text:name="__RefHeading___Toc450_2859420914"/></text:h>
      <text:p text:style-name="Text_20_body">Abre una terminal y ejecuta lo siguiente:</text:p>
      <text:p text:style-name="Preformatted_20_Text">bash</text:p>
      <text:p text:style-name="Preformatted_20_Text">CopiarEditar</text:p>
      <text:p text:style-name="P14"><text:span text:style-name="Source_20_Text">npm create vite@latest melt-cube -- --template react-ts</text:span></text:p>
      <text:p text:style-name="P15"><text:span text:style-name="Source_20_Text">cd melt-cube</text:span></text:p>
      <text:p text:style-name="P16"><text:span text:style-name="Source_20_Text">npm install</text:span></text:p>
      <text:p text:style-name="Quotations"><text:soft-page-break/>Esto creará una carpeta llamada <text:span text:style-name="Source_20_Text">melt-cube</text:span> con un proyecto básico en React y TypeScript.</text:p>
      <text:p text:style-name="Horizontal_20_Line"/>
      <text:h text:style-name="Heading_20_3" text:outline-level="3"><text:bookmark-start text:name="__RefHeading___Toc452_2859420914"/>✅ 2. Instalar React Router<text:bookmark-end text:name="__RefHeading___Toc452_2859420914"/></text:h>
      <text:p text:style-name="Preformatted_20_Text">bash</text:p>
      <text:p text:style-name="Preformatted_20_Text">CopiarEditar</text:p>
      <text:p text:style-name="P13"><text:span text:style-name="Source_20_Text">npm install react-router-dom</text:span></text:p>
      <text:p text:style-name="Horizontal_20_Line"/>
      <text:h text:style-name="Heading_20_3" text:outline-level="3"><text:bookmark-start text:name="__RefHeading___Toc454_2859420914"/>✅ 3. Estructura básica de carpetas (dentro de <text:span text:style-name="Source_20_Text">src/</text:span>)<text:bookmark-end text:name="__RefHeading___Toc454_2859420914"/></text:h>
      <text:p text:style-name="Text_20_body">Organiza tus archivos así:</text:p>
      <text:p text:style-name="Preformatted_20_Text">css</text:p>
      <text:p text:style-name="Preformatted_20_Text">CopiarEditar</text:p>
      <text:p text:style-name="P14"><text:span text:style-name="Source_20_Text">src/</text:span></text:p>
      <text:p text:style-name="P15"><text:span text:style-name="Source_20_Text">│</text:span></text:p>
      <text:p text:style-name="P15"><text:span text:style-name="Source_20_Text">├── pages/</text:span></text:p>
      <text:p text:style-name="P15"><text:span text:style-name="Source_20_Text">│ <text:s text:c="2"/>├── Login.tsx</text:span></text:p>
      <text:p text:style-name="P15"><text:span text:style-name="Source_20_Text">│ <text:s text:c="2"/>├── MenuPrincipal.tsx</text:span></text:p>
      <text:p text:style-name="P15"><text:span text:style-name="Source_20_Text">│ <text:s text:c="2"/>├── PartidaIndividual.tsx</text:span></text:p>
      <text:p text:style-name="P15"><text:span text:style-name="Source_20_Text">│ <text:s text:c="2"/>├── PartidaOnline.tsx</text:span></text:p>
      <text:p text:style-name="P15"><text:span text:style-name="Source_20_Text">│ <text:s text:c="2"/>├── MesaDeJuego.tsx</text:span></text:p>
      <text:p text:style-name="P15"><text:span text:style-name="Source_20_Text">│ <text:s text:c="2"/>└── Estadisticas.tsx</text:span></text:p>
      <text:p text:style-name="P15"><text:span text:style-name="Source_20_Text">│</text:span></text:p>
      <text:p text:style-name="P15"><text:span text:style-name="Source_20_Text">├── App.tsx</text:span></text:p>
      <text:p text:style-name="P15"><text:span text:style-name="Source_20_Text">├── main.tsx</text:span></text:p>
      <text:p text:style-name="P16"><text:span text:style-name="Source_20_Text">└── router.tsx</text:span></text:p>
      <text:p text:style-name="Horizontal_20_Line"/>
      <text:h text:style-name="Heading_20_3" text:outline-level="3"><text:bookmark-start text:name="__RefHeading___Toc456_2859420914"/>✅ 4. Configurar React Router (<text:span text:style-name="Source_20_Text">src/router.tsx</text:span>)<text:bookmark-end text:name="__RefHeading___Toc456_2859420914"/></text:h>
      <text:p text:style-name="Preformatted_20_Text">tsx</text:p>
      <text:p text:style-name="Preformatted_20_Text">CopiarEditar</text:p>
      <text:p text:style-name="P14"><text:span text:style-name="Source_20_Text">import { BrowserRouter, Routes, Route } from "react-router-dom";</text:span></text:p>
      <text:p text:style-name="P15"><text:span text:style-name="Source_20_Text">import Login from "./pages/Login";</text:span></text:p>
      <text:p text:style-name="P15"><text:span text:style-name="Source_20_Text">import MenuPrincipal from "./pages/MenuPrincipal";</text:span></text:p>
      <text:p text:style-name="P15"><text:span text:style-name="Source_20_Text">import PartidaIndividual from "./pages/PartidaIndividual";</text:span></text:p>
      <text:p text:style-name="P15"><text:span text:style-name="Source_20_Text">import PartidaOnline from "./pages/PartidaOnline";</text:span></text:p>
      <text:p text:style-name="P15"><text:span text:style-name="Source_20_Text">import MesaDeJuego from "./pages/MesaDeJuego";</text:span></text:p>
      <text:p text:style-name="P15"><text:span text:style-name="Source_20_Text">import Estadisticas from "./pages/Estadisticas";</text:span></text:p>
      <text:p text:style-name="P15"/>
      <text:p text:style-name="P15"><text:span text:style-name="Source_20_Text">export default function AppRouter() {</text:span></text:p>
      <text:p text:style-name="P15"><text:span text:style-name="Source_20_Text"><text:s text:c="2"/>return (</text:span></text:p>
      <text:p text:style-name="P15"><text:span text:style-name="Source_20_Text"><text:s text:c="4"/>&lt;BrowserRouter&gt;</text:span></text:p>
      <text:p text:style-name="P15"><text:span text:style-name="Source_20_Text"><text:s text:c="6"/>&lt;Routes&gt;</text:span></text:p>
      <text:p text:style-name="P15"><text:span text:style-name="Source_20_Text"><text:s text:c="8"/>&lt;Route path="/" element={&lt;Login /&gt;} /&gt;</text:span></text:p>
      <text:p text:style-name="P15"><text:span text:style-name="Source_20_Text"><text:s text:c="8"/>&lt;Route path="/menu" element={&lt;MenuPrincipal /&gt;} /&gt;</text:span></text:p>
      <text:p text:style-name="P15"><text:span text:style-name="Source_20_Text"><text:s text:c="8"/>&lt;Route path="/individual" element={&lt;PartidaIndividual /&gt;} /&gt;</text:span></text:p>
      <text:p text:style-name="P15"><text:span text:style-name="Source_20_Text"><text:s text:c="8"/>&lt;Route path="/online" element={&lt;PartidaOnline /&gt;} /&gt;</text:span></text:p>
      <text:p text:style-name="P15"><text:span text:style-name="Source_20_Text"><text:s text:c="8"/>&lt;Route path="/juego" element={&lt;MesaDeJuego /&gt;} /&gt;</text:span></text:p>
      <text:p text:style-name="P15"><text:span text:style-name="Source_20_Text"><text:s text:c="8"/>&lt;Route path="/estadisticas" element={&lt;Estadisticas /&gt;} /&gt;</text:span></text:p>
      <text:p text:style-name="P15"><text:span text:style-name="Source_20_Text"><text:s text:c="6"/>&lt;/Routes&gt;</text:span></text:p>
      <text:p text:style-name="P15"><text:span text:style-name="Source_20_Text"><text:s text:c="4"/>&lt;/BrowserRouter&gt;</text:span></text:p>
      <text:p text:style-name="P15"><text:span text:style-name="Source_20_Text"><text:s text:c="2"/>);</text:span></text:p>
      <text:p text:style-name="P16"><text:span text:style-name="Source_20_Text">}</text:span></text:p>
      <text:p text:style-name="Horizontal_20_Line"><text:soft-page-break/></text:p>
      <text:h text:style-name="Heading_20_3" text:outline-level="3"><text:bookmark-start text:name="__RefHeading___Toc458_2859420914"/>✅ 5. Conecta el router en <text:span text:style-name="Source_20_Text">App.tsx</text:span><text:bookmark-end text:name="__RefHeading___Toc458_2859420914"/></text:h>
      <text:p text:style-name="Preformatted_20_Text">tsx</text:p>
      <text:p text:style-name="Preformatted_20_Text">CopiarEditar</text:p>
      <text:p text:style-name="P14"><text:span text:style-name="Source_20_Text">import AppRouter from "./router";</text:span></text:p>
      <text:p text:style-name="P15"/>
      <text:p text:style-name="P15"><text:span text:style-name="Source_20_Text">function App() {</text:span></text:p>
      <text:p text:style-name="P15"><text:span text:style-name="Source_20_Text"><text:s text:c="2"/>return &lt;AppRouter /&gt;;</text:span></text:p>
      <text:p text:style-name="P15"><text:span text:style-name="Source_20_Text">}</text:span></text:p>
      <text:p text:style-name="P15"/>
      <text:p text:style-name="P16"><text:span text:style-name="Source_20_Text">export default App;</text:span></text:p>
      <text:p text:style-name="Horizontal_20_Line"/>
      <text:h text:style-name="Heading_20_3" text:outline-level="3"><text:bookmark-start text:name="__RefHeading___Toc460_2859420914"/>✅ 6. Cada pantalla con contenido temporal (<text:span text:style-name="Source_20_Text">src/pages/Login.tsx</text:span>, etc.)<text:bookmark-end text:name="__RefHeading___Toc460_2859420914"/></text:h>
      <text:p text:style-name="Text_20_body">Ejemplo para Login.tsx:</text:p>
      <text:p text:style-name="Preformatted_20_Text">tsx</text:p>
      <text:p text:style-name="Preformatted_20_Text">CopiarEditar</text:p>
      <text:p text:style-name="P14"><text:span text:style-name="Source_20_Text">export default function Login() {</text:span></text:p>
      <text:p text:style-name="P15"><text:span text:style-name="Source_20_Text"><text:s text:c="2"/>return (</text:span></text:p>
      <text:p text:style-name="P15"><text:span text:style-name="Source_20_Text"><text:s text:c="4"/>&lt;div style={{ padding: "2rem" }}&gt;</text:span></text:p>
      <text:p text:style-name="P15"><text:span text:style-name="Source_20_Text"><text:s text:c="6"/>&lt;h1&gt;Login&lt;/h1&gt;</text:span></text:p>
      <text:p text:style-name="P15"><text:span text:style-name="Source_20_Text"><text:s text:c="6"/>&lt;p&gt;Aquí irá el formulario de acceso.&lt;/p&gt;</text:span></text:p>
      <text:p text:style-name="P15"><text:span text:style-name="Source_20_Text"><text:s text:c="4"/>&lt;/div&gt;</text:span></text:p>
      <text:p text:style-name="P15"><text:span text:style-name="Source_20_Text"><text:s text:c="2"/>);</text:span></text:p>
      <text:p text:style-name="P16"><text:span text:style-name="Source_20_Text">}</text:span></text:p>
      <text:p text:style-name="Text_20_body">Haz lo mismo con las demás pantallas.</text:p>
      <text:p text:style-name="Horizontal_20_Line"/>
      <text:p text:style-name="Text_20_body">Cuando tengas esto listo, ejecuta:</text:p>
      <text:p text:style-name="Preformatted_20_Text">bash</text:p>
      <text:p text:style-name="Preformatted_20_Text">CopiarEditar</text:p>
      <text:p text:style-name="P13"><text:span text:style-name="Source_20_Text">npm run dev</text:span></text:p>
      <text:p text:style-name="Text_20_body">Y abre <text:a xlink:type="simple" xlink:href="http://localhost:5173/" office:target-frame-name="_new" xlink:show="replace" text:style-name="Internet_20_link" text:visited-style-name="Visited_20_Internet_20_Link">http://localhost:5173</text:a> para ver tu app en funcionamiento.</text:p>
      <text:p text:style-name="P12"/>
      <text:h text:style-name="P17" text:outline-level="1"><text:bookmark-start text:name="__RefHeading___Toc462_2859420914"/>Pantallas<text:bookmark-end text:name="__RefHeading___Toc462_2859420914"/></text:h>
      <text:p text:style-name="P18">El diseño de la interfaz me gustaría que estuviera conformado por las siguientes pantallas:</text:p>
      <text:h text:style-name="Heading_20_2" text:outline-level="2"><text:bookmark-start text:name="__RefHeading___Toc139_2859420914"/>Login<text:bookmark-end text:name="__RefHeading___Toc139_2859420914"/></text:h>
      <text:p text:style-name="P18">Se guardará en una sesión el login, que podrá ser por usuario y contraseña, o mediante Google.</text:p>
      <text:h text:style-name="Heading_20_2" text:outline-level="2"><text:bookmark-start text:name="__RefHeading___Toc141_2859420914"/>Menú Principal<text:bookmark-end text:name="__RefHeading___Toc141_2859420914"/></text:h>
      <text:h text:style-name="Heading_20_2" text:outline-level="2"><text:bookmark-start text:name="__RefHeading___Toc143_2859420914"/>Partida Individual<text:bookmark-end text:name="__RefHeading___Toc143_2859420914"/></text:h>
      <text:p text:style-name="P19">Dará paso al tablero y permitirá volver al menú principal.</text:p>
      <text:p text:style-name="P19">Se podrá configurar el número de jugadores, que será entre 3 y 5, dato que se pasará al tablero.</text:p>
      <text:h text:style-name="Heading_20_2" text:outline-level="2"><text:bookmark-start text:name="__RefHeading___Toc145_2859420914"/>Partida Online<text:bookmark-end text:name="__RefHeading___Toc145_2859420914"/></text:h>
      <text:h text:style-name="Heading_20_2" text:outline-level="2"><text:bookmark-start text:name="__RefHeading___Toc147_2859420914"/>Mesa de juego<text:bookmark-end text:name="__RefHeading___Toc147_2859420914"/></text:h>
      <text:h text:style-name="Heading_20_2" text:outline-level="2"><text:bookmark-start text:name="__RefHeading___Toc149_2859420914"/>Estadísticas<text:bookmark-end text:name="__RefHeading___Toc149_2859420914"/></text:h>
      <text:h text:style-name="Heading_20_1" text:outline-level="1"><text:bookmark-start text:name="__RefHeading___Toc110_2040144547"/>Diseño de Software<text:bookmark-end text:name="__RefHeading___Toc110_204014454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2:52:10.133000000</meta:creation-date>
    <dc:date>2025-04-12T20:04:51.003000000</dc:date>
    <meta:editing-duration>PT2H7M31S</meta:editing-duration>
    <meta:editing-cycles>5</meta:editing-cycles>
    <meta:generator>LibreOffice/24.8.5.2$Windows_X86_64 LibreOffice_project/fddf2685c70b461e7832239a0162a77216259f22</meta:generator>
    <meta:document-statistic meta:table-count="0" meta:image-count="0" meta:object-count="0" meta:page-count="8" meta:paragraph-count="139" meta:word-count="853" meta:character-count="5563" meta:non-whitespace-character-count="4742"/>
  </office:meta>
</office:document-meta>
</file>